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22.98mm"/>
    </style:style>
    <style:style style:name="co3" style:family="table-column">
      <style:table-column-properties fo:break-before="auto" style:column-width="33.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4.log" table:style-name="ta1">
        <table:shapes>
          <draw:frame draw:z-index="0" draw:style-name="gr1" draw:text-style-name="P1" svg:width="159.99mm" svg:height="89.99mm" svg:x="82.23mm" svg:y="1mm">
            <loext:p draw:notify-on-update-of-ranges="'cameraslog_4.log'.A2:'cameraslog_4.log'.A1001 'cameraslog_4.log'.B1:'cameraslog_4.log'.B1 'cameraslog_4.log'.B2:'cameraslog_4.log'.B1001 'cameraslog_4.log'.A2:'cameraslog_4.log'.A1001 'cameraslog_4.log'.C1:'cameraslog_4.log'.C1 'cameraslog_4.log'.C2:'cameraslog_4.log'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586819" calcext:value-type="float">
            <text:p>11,5868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482059" calcext:value-type="float">
            <text:p>11,4820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091968" calcext:value-type="float">
            <text:p>12,0919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091968" calcext:value-type="float">
            <text:p>12,0919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233339" calcext:value-type="float">
            <text:p>11,23333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271477" calcext:value-type="float">
            <text:p>11,2714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.238116" calcext:value-type="float">
            <text:p>11,2381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580978" calcext:value-type="float">
            <text:p>10,58097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807512" calcext:value-type="float">
            <text:p>10,8075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995103" calcext:value-type="float">
            <text:p>10,99510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.909812" calcext:value-type="float">
            <text:p>10,9098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.960937" calcext:value-type="float">
            <text:p>10,96093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.869128" calcext:value-type="float">
            <text:p>10,8691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.869128" calcext:value-type="float">
            <text:p>10,8691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.757781" calcext:value-type="float">
            <text:p>10,75778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498729" calcext:value-type="float">
            <text:p>10,4987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.498729" calcext:value-type="float">
            <text:p>10,4987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.744779" calcext:value-type="float">
            <text:p>10,74477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.003135" calcext:value-type="float">
            <text:p>10,00313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691828" calcext:value-type="float">
            <text:p>10,69182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.529397" calcext:value-type="float">
            <text:p>10,52939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.529397" calcext:value-type="float">
            <text:p>10,52939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.361324" calcext:value-type="float">
            <text:p>10,3613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.431955" calcext:value-type="float">
            <text:p>10,4319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.703979" calcext:value-type="float">
            <text:p>10,70397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.703979" calcext:value-type="float">
            <text:p>10,70397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.703979" calcext:value-type="float">
            <text:p>10,70397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.334495" calcext:value-type="float">
            <text:p>10,3344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.334495" calcext:value-type="float">
            <text:p>10,3344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.334495" calcext:value-type="float">
            <text:p>10,3344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.334495" calcext:value-type="float">
            <text:p>10,3344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.334495" calcext:value-type="float">
            <text:p>10,3344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.977993" calcext:value-type="float">
            <text:p>9,97799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.951993" calcext:value-type="float">
            <text:p>9,95199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.939003" calcext:value-type="float">
            <text:p>9,9390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.660481" calcext:value-type="float">
            <text:p>9,66048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.738452" calcext:value-type="float">
            <text:p>9,73845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.738452" calcext:value-type="float">
            <text:p>9,73845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.738452" calcext:value-type="float">
            <text:p>9,73845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.094955" calcext:value-type="float">
            <text:p>10,09495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.561897" calcext:value-type="float">
            <text:p>10,56189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.341846" calcext:value-type="float">
            <text:p>10,34184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.341846" calcext:value-type="float">
            <text:p>10,34184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.978861" calcext:value-type="float">
            <text:p>9,97886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.154287" calcext:value-type="float">
            <text:p>10,1542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.791282" calcext:value-type="float">
            <text:p>9,79128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.348647" calcext:value-type="float">
            <text:p>9,34864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.348647" calcext:value-type="float">
            <text:p>9,34864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.348647" calcext:value-type="float">
            <text:p>9,34864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.10259" calcext:value-type="float">
            <text:p>9,1025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.720109" calcext:value-type="float">
            <text:p>8,7201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.720109" calcext:value-type="float">
            <text:p>8,7201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.193563" calcext:value-type="float">
            <text:p>9,19356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.193563" calcext:value-type="float">
            <text:p>9,19356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.27717" calcext:value-type="float">
            <text:p>9,277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.27717" calcext:value-type="float">
            <text:p>9,277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.27717" calcext:value-type="float">
            <text:p>9,277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.99215" calcext:value-type="float">
            <text:p>8,992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.785088" calcext:value-type="float">
            <text:p>8,7850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.617038" calcext:value-type="float">
            <text:p>8,61703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.617038" calcext:value-type="float">
            <text:p>8,61703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.617038" calcext:value-type="float">
            <text:p>8,61703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.902041" calcext:value-type="float">
            <text:p>8,9020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.902041" calcext:value-type="float">
            <text:p>8,9020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.902041" calcext:value-type="float">
            <text:p>8,9020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.902041" calcext:value-type="float">
            <text:p>8,9020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.902041" calcext:value-type="float">
            <text:p>8,9020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.902041" calcext:value-type="float">
            <text:p>8,9020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.902041" calcext:value-type="float">
            <text:p>8,9020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902041" calcext:value-type="float">
            <text:p>8,9020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.902041" calcext:value-type="float">
            <text:p>8,9020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.556786" calcext:value-type="float">
            <text:p>8,55678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.556786" calcext:value-type="float">
            <text:p>8,55678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.556786" calcext:value-type="float">
            <text:p>8,55678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.349717" calcext:value-type="float">
            <text:p>8,3497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.349717" calcext:value-type="float">
            <text:p>8,3497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.349717" calcext:value-type="float">
            <text:p>8,3497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.349717" calcext:value-type="float">
            <text:p>8,3497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.349717" calcext:value-type="float">
            <text:p>8,3497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.349717" calcext:value-type="float">
            <text:p>8,3497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.349717" calcext:value-type="float">
            <text:p>8,3497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.349717" calcext:value-type="float">
            <text:p>8,3497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.349717" calcext:value-type="float">
            <text:p>8,3497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.673738" calcext:value-type="float">
            <text:p>8,67373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.673738" calcext:value-type="float">
            <text:p>8,67373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.673738" calcext:value-type="float">
            <text:p>8,67373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.673738" calcext:value-type="float">
            <text:p>8,67373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.673738" calcext:value-type="float">
            <text:p>8,67373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.673738" calcext:value-type="float">
            <text:p>8,67373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.673738" calcext:value-type="float">
            <text:p>8,67373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.673738" calcext:value-type="float">
            <text:p>8,67373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.673738" calcext:value-type="float">
            <text:p>8,67373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.673738" calcext:value-type="float">
            <text:p>8,67373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.673738" calcext:value-type="float">
            <text:p>8,67373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.733051" calcext:value-type="float">
            <text:p>8,7330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.707075" calcext:value-type="float">
            <text:p>8,7070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.583613" calcext:value-type="float">
            <text:p>8,5836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.751698" calcext:value-type="float">
            <text:p>8,75169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.751698" calcext:value-type="float">
            <text:p>8,75169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.751698" calcext:value-type="float">
            <text:p>8,75169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.751698" calcext:value-type="float">
            <text:p>8,75169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.751698" calcext:value-type="float">
            <text:p>8,75169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.751698" calcext:value-type="float">
            <text:p>8,75169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.751698" calcext:value-type="float">
            <text:p>8,75169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.751698" calcext:value-type="float">
            <text:p>8,75169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.751698" calcext:value-type="float">
            <text:p>8,75169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.751698" calcext:value-type="float">
            <text:p>8,75169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.751698" calcext:value-type="float">
            <text:p>8,75169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.751698" calcext:value-type="float">
            <text:p>8,75169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.751698" calcext:value-type="float">
            <text:p>8,75169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.751698" calcext:value-type="float">
            <text:p>8,75169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.751698" calcext:value-type="float">
            <text:p>8,75169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.751698" calcext:value-type="float">
            <text:p>8,75169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.751698" calcext:value-type="float">
            <text:p>8,75169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.751698" calcext:value-type="float">
            <text:p>8,75169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.751698" calcext:value-type="float">
            <text:p>8,75169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.654246" calcext:value-type="float">
            <text:p>8,6542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.023733" calcext:value-type="float">
            <text:p>9,0237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.023733" calcext:value-type="float">
            <text:p>9,0237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.023733" calcext:value-type="float">
            <text:p>9,0237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.023733" calcext:value-type="float">
            <text:p>9,0237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.023733" calcext:value-type="float">
            <text:p>9,0237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.023733" calcext:value-type="float">
            <text:p>9,0237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.023733" calcext:value-type="float">
            <text:p>9,0237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.023733" calcext:value-type="float">
            <text:p>9,0237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.023733" calcext:value-type="float">
            <text:p>9,0237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.914143" calcext:value-type="float">
            <text:p>8,9141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.914143" calcext:value-type="float">
            <text:p>8,9141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.914143" calcext:value-type="float">
            <text:p>8,9141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.914143" calcext:value-type="float">
            <text:p>8,9141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.914143" calcext:value-type="float">
            <text:p>8,9141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.914143" calcext:value-type="float">
            <text:p>8,9141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.914143" calcext:value-type="float">
            <text:p>8,9141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.914143" calcext:value-type="float">
            <text:p>8,9141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.914143" calcext:value-type="float">
            <text:p>8,9141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.914143" calcext:value-type="float">
            <text:p>8,9141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.914143" calcext:value-type="float">
            <text:p>8,9141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.914143" calcext:value-type="float">
            <text:p>8,9141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.914143" calcext:value-type="float">
            <text:p>8,9141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.914143" calcext:value-type="float">
            <text:p>8,9141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.914143" calcext:value-type="float">
            <text:p>8,9141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.914143" calcext:value-type="float">
            <text:p>8,9141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.791541" calcext:value-type="float">
            <text:p>8,7915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.791541" calcext:value-type="float">
            <text:p>8,7915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.791541" calcext:value-type="float">
            <text:p>8,7915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.791541" calcext:value-type="float">
            <text:p>8,7915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.791541" calcext:value-type="float">
            <text:p>8,7915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.791541" calcext:value-type="float">
            <text:p>8,7915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.791541" calcext:value-type="float">
            <text:p>8,7915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.791541" calcext:value-type="float">
            <text:p>8,7915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.791541" calcext:value-type="float">
            <text:p>8,7915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.791541" calcext:value-type="float">
            <text:p>8,7915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.791541" calcext:value-type="float">
            <text:p>8,7915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.791541" calcext:value-type="float">
            <text:p>8,7915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.791541" calcext:value-type="float">
            <text:p>8,7915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.791541" calcext:value-type="float">
            <text:p>8,7915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.791541" calcext:value-type="float">
            <text:p>8,7915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.791541" calcext:value-type="float">
            <text:p>8,7915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.791541" calcext:value-type="float">
            <text:p>8,7915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.791541" calcext:value-type="float">
            <text:p>8,7915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.791541" calcext:value-type="float">
            <text:p>8,7915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.791541" calcext:value-type="float">
            <text:p>8,7915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.791541" calcext:value-type="float">
            <text:p>8,7915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.791541" calcext:value-type="float">
            <text:p>8,7915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.791541" calcext:value-type="float">
            <text:p>8,7915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.791541" calcext:value-type="float">
            <text:p>8,7915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.791541" calcext:value-type="float">
            <text:p>8,7915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.791541" calcext:value-type="float">
            <text:p>8,7915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.791541" calcext:value-type="float">
            <text:p>8,7915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.777717" calcext:value-type="float">
            <text:p>8,7777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.777717" calcext:value-type="float">
            <text:p>8,7777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.777717" calcext:value-type="float">
            <text:p>8,7777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.777717" calcext:value-type="float">
            <text:p>8,7777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.777717" calcext:value-type="float">
            <text:p>8,7777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.777717" calcext:value-type="float">
            <text:p>8,7777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.777717" calcext:value-type="float">
            <text:p>8,7777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.777717" calcext:value-type="float">
            <text:p>8,7777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.777717" calcext:value-type="float">
            <text:p>8,7777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.777717" calcext:value-type="float">
            <text:p>8,7777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.777717" calcext:value-type="float">
            <text:p>8,7777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.777717" calcext:value-type="float">
            <text:p>8,7777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8.777717" calcext:value-type="float">
            <text:p>8,7777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.777717" calcext:value-type="float">
            <text:p>8,7777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8.401727" calcext:value-type="float">
            <text:p>8,4017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.401727" calcext:value-type="float">
            <text:p>8,4017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.401727" calcext:value-type="float">
            <text:p>8,4017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8.401727" calcext:value-type="float">
            <text:p>8,4017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8.051732" calcext:value-type="float">
            <text:p>8,05173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.051732" calcext:value-type="float">
            <text:p>8,05173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.051732" calcext:value-type="float">
            <text:p>8,05173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.051732" calcext:value-type="float">
            <text:p>8,05173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.051732" calcext:value-type="float">
            <text:p>8,05173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8.051732" calcext:value-type="float">
            <text:p>8,05173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.051732" calcext:value-type="float">
            <text:p>8,05173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.051732" calcext:value-type="float">
            <text:p>8,05173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8.051732" calcext:value-type="float">
            <text:p>8,05173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.051732" calcext:value-type="float">
            <text:p>8,05173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8.051732" calcext:value-type="float">
            <text:p>8,05173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8.051732" calcext:value-type="float">
            <text:p>8,05173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.051732" calcext:value-type="float">
            <text:p>8,05173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.051732" calcext:value-type="float">
            <text:p>8,05173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8.124051" calcext:value-type="float">
            <text:p>8,12405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8.092436" calcext:value-type="float">
            <text:p>8,0924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8.092436" calcext:value-type="float">
            <text:p>8,0924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8.092436" calcext:value-type="float">
            <text:p>8,0924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8.092436" calcext:value-type="float">
            <text:p>8,0924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8.092436" calcext:value-type="float">
            <text:p>8,0924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8.092436" calcext:value-type="float">
            <text:p>8,0924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.092436" calcext:value-type="float">
            <text:p>8,0924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8.092436" calcext:value-type="float">
            <text:p>8,0924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8.105429" calcext:value-type="float">
            <text:p>8,1054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8.105429" calcext:value-type="float">
            <text:p>8,1054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8.105429" calcext:value-type="float">
            <text:p>8,1054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.105429" calcext:value-type="float">
            <text:p>8,1054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8.105429" calcext:value-type="float">
            <text:p>8,1054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8.105429" calcext:value-type="float">
            <text:p>8,1054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.105429" calcext:value-type="float">
            <text:p>8,1054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8.105429" calcext:value-type="float">
            <text:p>8,1054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8.105429" calcext:value-type="float">
            <text:p>8,1054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.105429" calcext:value-type="float">
            <text:p>8,1054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.105429" calcext:value-type="float">
            <text:p>8,1054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7.690458" calcext:value-type="float">
            <text:p>7,69045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7.690458" calcext:value-type="float">
            <text:p>7,69045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.690458" calcext:value-type="float">
            <text:p>7,69045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7.553119" calcext:value-type="float">
            <text:p>7,5531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.553119" calcext:value-type="float">
            <text:p>7,5531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7.553119" calcext:value-type="float">
            <text:p>7,5531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7.553119" calcext:value-type="float">
            <text:p>7,5531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7.553119" calcext:value-type="float">
            <text:p>7,5531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.553119" calcext:value-type="float">
            <text:p>7,5531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7.527132" calcext:value-type="float">
            <text:p>7,5271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7.313575" calcext:value-type="float">
            <text:p>7,31357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7.313575" calcext:value-type="float">
            <text:p>7,31357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7.313575" calcext:value-type="float">
            <text:p>7,31357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7.313575" calcext:value-type="float">
            <text:p>7,31357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7.313575" calcext:value-type="float">
            <text:p>7,31357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7.313575" calcext:value-type="float">
            <text:p>7,31357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7.313575" calcext:value-type="float">
            <text:p>7,31357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7.313575" calcext:value-type="float">
            <text:p>7,31357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7.313575" calcext:value-type="float">
            <text:p>7,31357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7.242104" calcext:value-type="float">
            <text:p>7,24210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7.242104" calcext:value-type="float">
            <text:p>7,24210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7.242104" calcext:value-type="float">
            <text:p>7,24210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7.242104" calcext:value-type="float">
            <text:p>7,24210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7.242104" calcext:value-type="float">
            <text:p>7,24210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.242104" calcext:value-type="float">
            <text:p>7,24210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.242104" calcext:value-type="float">
            <text:p>7,24210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7.242104" calcext:value-type="float">
            <text:p>7,24210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7.242104" calcext:value-type="float">
            <text:p>7,24210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.242104" calcext:value-type="float">
            <text:p>7,24210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7.242104" calcext:value-type="float">
            <text:p>7,24210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7.242104" calcext:value-type="float">
            <text:p>7,24210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7.242104" calcext:value-type="float">
            <text:p>7,24210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7.022055" calcext:value-type="float">
            <text:p>7,02205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.009961" calcext:value-type="float">
            <text:p>7,0099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7.009961" calcext:value-type="float">
            <text:p>7,0099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.009961" calcext:value-type="float">
            <text:p>7,0099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7.009961" calcext:value-type="float">
            <text:p>7,0099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7.009961" calcext:value-type="float">
            <text:p>7,0099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.009961" calcext:value-type="float">
            <text:p>7,0099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.009961" calcext:value-type="float">
            <text:p>7,0099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7.009961" calcext:value-type="float">
            <text:p>7,0099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7.009961" calcext:value-type="float">
            <text:p>7,0099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7.009961" calcext:value-type="float">
            <text:p>7,0099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.009961" calcext:value-type="float">
            <text:p>7,0099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7.009961" calcext:value-type="float">
            <text:p>7,0099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7.009961" calcext:value-type="float">
            <text:p>7,0099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7.009961" calcext:value-type="float">
            <text:p>7,0099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7.009961" calcext:value-type="float">
            <text:p>7,0099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.009961" calcext:value-type="float">
            <text:p>7,0099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7.009961" calcext:value-type="float">
            <text:p>7,0099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7.009961" calcext:value-type="float">
            <text:p>7,0099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7.009961" calcext:value-type="float">
            <text:p>7,0099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7.009961" calcext:value-type="float">
            <text:p>7,0099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.009961" calcext:value-type="float">
            <text:p>7,0099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7.009961" calcext:value-type="float">
            <text:p>7,0099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918089" calcext:value-type="float">
            <text:p>6,91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918089" calcext:value-type="float">
            <text:p>6,91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918089" calcext:value-type="float">
            <text:p>6,91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918089" calcext:value-type="float">
            <text:p>6,91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918089" calcext:value-type="float">
            <text:p>6,91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918089" calcext:value-type="float">
            <text:p>6,91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918089" calcext:value-type="float">
            <text:p>6,91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918089" calcext:value-type="float">
            <text:p>6,91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918089" calcext:value-type="float">
            <text:p>6,91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918089" calcext:value-type="float">
            <text:p>6,91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918089" calcext:value-type="float">
            <text:p>6,91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918089" calcext:value-type="float">
            <text:p>6,91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918089" calcext:value-type="float">
            <text:p>6,91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918089" calcext:value-type="float">
            <text:p>6,91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918089" calcext:value-type="float">
            <text:p>6,91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918089" calcext:value-type="float">
            <text:p>6,91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918089" calcext:value-type="float">
            <text:p>6,91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918089" calcext:value-type="float">
            <text:p>6,91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918089" calcext:value-type="float">
            <text:p>6,91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918089" calcext:value-type="float">
            <text:p>6,91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918089" calcext:value-type="float">
            <text:p>6,91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918089" calcext:value-type="float">
            <text:p>6,91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918089" calcext:value-type="float">
            <text:p>6,91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918089" calcext:value-type="float">
            <text:p>6,91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918089" calcext:value-type="float">
            <text:p>6,91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918089" calcext:value-type="float">
            <text:p>6,91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918089" calcext:value-type="float">
            <text:p>6,91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918089" calcext:value-type="float">
            <text:p>6,91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918089" calcext:value-type="float">
            <text:p>6,91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918089" calcext:value-type="float">
            <text:p>6,91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918089" calcext:value-type="float">
            <text:p>6,91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918089" calcext:value-type="float">
            <text:p>6,91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918089" calcext:value-type="float">
            <text:p>6,91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918089" calcext:value-type="float">
            <text:p>6,91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918089" calcext:value-type="float">
            <text:p>6,91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918089" calcext:value-type="float">
            <text:p>6,91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918089" calcext:value-type="float">
            <text:p>6,91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918089" calcext:value-type="float">
            <text:p>6,91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918089" calcext:value-type="float">
            <text:p>6,91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918089" calcext:value-type="float">
            <text:p>6,91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918089" calcext:value-type="float">
            <text:p>6,91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918089" calcext:value-type="float">
            <text:p>6,91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918089" calcext:value-type="float">
            <text:p>6,91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918089" calcext:value-type="float">
            <text:p>6,91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918089" calcext:value-type="float">
            <text:p>6,91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918089" calcext:value-type="float">
            <text:p>6,91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918089" calcext:value-type="float">
            <text:p>6,91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918089" calcext:value-type="float">
            <text:p>6,91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918089" calcext:value-type="float">
            <text:p>6,91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918089" calcext:value-type="float">
            <text:p>6,91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918089" calcext:value-type="float">
            <text:p>6,91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918089" calcext:value-type="float">
            <text:p>6,91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918089" calcext:value-type="float">
            <text:p>6,91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918089" calcext:value-type="float">
            <text:p>6,91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918089" calcext:value-type="float">
            <text:p>6,91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918089" calcext:value-type="float">
            <text:p>6,91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918089" calcext:value-type="float">
            <text:p>6,91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918089" calcext:value-type="float">
            <text:p>6,9180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833627" calcext:value-type="float">
            <text:p>6,8336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833627" calcext:value-type="float">
            <text:p>6,8336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833627" calcext:value-type="float">
            <text:p>6,8336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833627" calcext:value-type="float">
            <text:p>6,8336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833627" calcext:value-type="float">
            <text:p>6,8336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833627" calcext:value-type="float">
            <text:p>6,8336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833627" calcext:value-type="float">
            <text:p>6,8336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833627" calcext:value-type="float">
            <text:p>6,8336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833627" calcext:value-type="float">
            <text:p>6,8336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833627" calcext:value-type="float">
            <text:p>6,8336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833627" calcext:value-type="float">
            <text:p>6,8336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833627" calcext:value-type="float">
            <text:p>6,8336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833627" calcext:value-type="float">
            <text:p>6,8336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833627" calcext:value-type="float">
            <text:p>6,8336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833627" calcext:value-type="float">
            <text:p>6,8336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833627" calcext:value-type="float">
            <text:p>6,8336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827996" calcext:value-type="float">
            <text:p>6,8279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827996" calcext:value-type="float">
            <text:p>6,8279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827996" calcext:value-type="float">
            <text:p>6,8279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827996" calcext:value-type="float">
            <text:p>6,8279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827996" calcext:value-type="float">
            <text:p>6,8279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827996" calcext:value-type="float">
            <text:p>6,8279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827996" calcext:value-type="float">
            <text:p>6,8279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827996" calcext:value-type="float">
            <text:p>6,8279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827996" calcext:value-type="float">
            <text:p>6,8279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827996" calcext:value-type="float">
            <text:p>6,8279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827996" calcext:value-type="float">
            <text:p>6,8279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827996" calcext:value-type="float">
            <text:p>6,8279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827996" calcext:value-type="float">
            <text:p>6,8279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827996" calcext:value-type="float">
            <text:p>6,8279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827996" calcext:value-type="float">
            <text:p>6,8279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827996" calcext:value-type="float">
            <text:p>6,8279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827996" calcext:value-type="float">
            <text:p>6,8279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827996" calcext:value-type="float">
            <text:p>6,8279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827996" calcext:value-type="float">
            <text:p>6,8279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827996" calcext:value-type="float">
            <text:p>6,8279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827996" calcext:value-type="float">
            <text:p>6,8279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827996" calcext:value-type="float">
            <text:p>6,8279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827996" calcext:value-type="float">
            <text:p>6,8279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807658" calcext:value-type="float">
            <text:p>6,8076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807658" calcext:value-type="float">
            <text:p>6,8076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807658" calcext:value-type="float">
            <text:p>6,8076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807658" calcext:value-type="float">
            <text:p>6,8076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807658" calcext:value-type="float">
            <text:p>6,8076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807658" calcext:value-type="float">
            <text:p>6,8076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807658" calcext:value-type="float">
            <text:p>6,8076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807658" calcext:value-type="float">
            <text:p>6,8076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807658" calcext:value-type="float">
            <text:p>6,8076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807658" calcext:value-type="float">
            <text:p>6,8076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807658" calcext:value-type="float">
            <text:p>6,8076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698062" calcext:value-type="float">
            <text:p>6,69806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698062" calcext:value-type="float">
            <text:p>6,69806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698062" calcext:value-type="float">
            <text:p>6,69806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698062" calcext:value-type="float">
            <text:p>6,69806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698062" calcext:value-type="float">
            <text:p>6,69806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.698062" calcext:value-type="float">
            <text:p>6,69806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.698062" calcext:value-type="float">
            <text:p>6,69806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.698062" calcext:value-type="float">
            <text:p>6,69806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594097" calcext:value-type="float">
            <text:p>6,5940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594097" calcext:value-type="float">
            <text:p>6,5940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.594097" calcext:value-type="float">
            <text:p>6,5940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594097" calcext:value-type="float">
            <text:p>6,5940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594097" calcext:value-type="float">
            <text:p>6,5940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594097" calcext:value-type="float">
            <text:p>6,5940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.594097" calcext:value-type="float">
            <text:p>6,5940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.594097" calcext:value-type="float">
            <text:p>6,5940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.594097" calcext:value-type="float">
            <text:p>6,5940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.594097" calcext:value-type="float">
            <text:p>6,5940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.594097" calcext:value-type="float">
            <text:p>6,5940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.594097" calcext:value-type="float">
            <text:p>6,5940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594097" calcext:value-type="float">
            <text:p>6,5940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.594097" calcext:value-type="float">
            <text:p>6,5940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594097" calcext:value-type="float">
            <text:p>6,5940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594097" calcext:value-type="float">
            <text:p>6,5940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594097" calcext:value-type="float">
            <text:p>6,5940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594097" calcext:value-type="float">
            <text:p>6,5940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594097" calcext:value-type="float">
            <text:p>6,5940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594097" calcext:value-type="float">
            <text:p>6,5940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594097" calcext:value-type="float">
            <text:p>6,5940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594097" calcext:value-type="float">
            <text:p>6,5940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594097" calcext:value-type="float">
            <text:p>6,5940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594097" calcext:value-type="float">
            <text:p>6,5940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594097" calcext:value-type="float">
            <text:p>6,5940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.594097" calcext:value-type="float">
            <text:p>6,5940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594097" calcext:value-type="float">
            <text:p>6,5940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594097" calcext:value-type="float">
            <text:p>6,5940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594097" calcext:value-type="float">
            <text:p>6,5940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594097" calcext:value-type="float">
            <text:p>6,5940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594097" calcext:value-type="float">
            <text:p>6,5940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.594097" calcext:value-type="float">
            <text:p>6,5940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.594097" calcext:value-type="float">
            <text:p>6,5940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.594097" calcext:value-type="float">
            <text:p>6,5940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.594097" calcext:value-type="float">
            <text:p>6,5940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594097" calcext:value-type="float">
            <text:p>6,5940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594097" calcext:value-type="float">
            <text:p>6,5940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619243" calcext:value-type="float">
            <text:p>6,6192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.581099" calcext:value-type="float">
            <text:p>6,581099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 style:data-style-name="N2" text:time-value="17:10:44.060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_64 LibreOffice_project/5e3e00a007d9b3b6efb6797a8b8e57b51ab1f737</meta:generator>
    <dc:date>2016-06-05T17:11:00.637000000</dc:date>
    <meta:editing-duration>PT1M38S</meta:editing-duration>
    <meta:editing-cycles>2</meta:editing-cycles>
    <meta:document-statistic meta:table-count="1" meta:cell-count="30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'cameraslog_4.log'.A2:'cameraslog_4.log'.C1001 'cameraslog_4.log'.B1:'cameraslog_4.log'.C1" chart:data-source-has-labels="row" svg:x="0.32cm" svg:y="0.18cm" svg:width="11.01cm" svg:height="8.64cm">
          <chartooo:coordinate-region svg:x="0.95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'cameraslog_4.log'.B2:'cameraslog_4.log'.B1001" chart:label-cell-address="'cameraslog_4.log'.B1:'cameraslog_4.log'.B1" chart:class="chart:scatter">
            <chart:domain table:cell-range-address="'cameraslog_4.log'.A2:'cameraslog_4.log'.A1001"/>
            <chart:data-point chart:repeated="1000"/>
          </chart:series>
          <chart:series chart:style-name="ch8" chart:values-cell-range-address="'cameraslog_4.log'.C2:'cameraslog_4.log'.C1001" chart:label-cell-address="'cameraslog_4.log'.C1:'cameraslog_4.log'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'cameraslog_4.log'.B1:'cameraslog_4.log'.B1</svg:desc>
                </draw:g>
              </table:table-cell>
              <table:table-cell office:value-type="string">
                <text:p>number of cameras</text:p>
                <draw:g>
                  <svg:desc>'cameraslog_4.log'.C1:'cameraslog_4.lo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ameraslog_4.log'.A2:'cameraslog_4.log'.A1001</svg:desc>
                </draw:g>
              </table:table-cell>
              <table:table-cell office:value-type="float" office:value="11.586819">
                <text:p>11.586819</text:p>
                <draw:g>
                  <svg:desc>'cameraslog_4.log'.B2:'cameraslog_4.log'.B1001</svg:desc>
                </draw:g>
              </table:table-cell>
              <table:table-cell office:value-type="float" office:value="13">
                <text:p>13</text:p>
                <draw:g>
                  <svg:desc>'cameraslog_4.log'.C2:'cameraslog_4.log'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482059">
                <text:p>11.4820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.091968">
                <text:p>12.0919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.091968">
                <text:p>12.0919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.233339">
                <text:p>11.2333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.271477">
                <text:p>11.2714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.238116">
                <text:p>11.2381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.580978">
                <text:p>10.58097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.807512">
                <text:p>10.8075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.995103">
                <text:p>10.99510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.909812">
                <text:p>10.9098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.960937">
                <text:p>10.96093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.869128">
                <text:p>10.8691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.869128">
                <text:p>10.8691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.757781">
                <text:p>10.75778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.498729">
                <text:p>10.49872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0.498729">
                <text:p>10.49872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0.744779">
                <text:p>10.7447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0.003135">
                <text:p>10.00313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.691828">
                <text:p>10.69182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0.529397">
                <text:p>10.52939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0.529397">
                <text:p>10.52939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0.361324">
                <text:p>10.3613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0.431955">
                <text:p>10.43195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0.703979">
                <text:p>10.7039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0.703979">
                <text:p>10.7039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0.703979">
                <text:p>10.7039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0.334495">
                <text:p>10.3344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0.334495">
                <text:p>10.3344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0.334495">
                <text:p>10.3344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0.334495">
                <text:p>10.3344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0.334495">
                <text:p>10.3344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.977993">
                <text:p>9.9779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9.951993">
                <text:p>9.9519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.939003">
                <text:p>9.9390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.660481">
                <text:p>9.66048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9.738452">
                <text:p>9.7384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9.738452">
                <text:p>9.7384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9.738452">
                <text:p>9.7384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0.094955">
                <text:p>10.0949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0.561897">
                <text:p>10.56189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0.341846">
                <text:p>10.3418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0.341846">
                <text:p>10.3418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.978861">
                <text:p>9.97886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0.154287">
                <text:p>10.1542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9.791282">
                <text:p>9.79128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9.348647">
                <text:p>9.3486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9.348647">
                <text:p>9.3486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9.348647">
                <text:p>9.3486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9.10259">
                <text:p>9.1025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8.720109">
                <text:p>8.72010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8.720109">
                <text:p>8.72010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9.193563">
                <text:p>9.19356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9.193563">
                <text:p>9.19356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9.27717">
                <text:p>9.277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9.27717">
                <text:p>9.277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9.27717">
                <text:p>9.277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8.99215">
                <text:p>8.992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8.785088">
                <text:p>8.7850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8.617038">
                <text:p>8.61703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8.617038">
                <text:p>8.61703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8.617038">
                <text:p>8.61703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8.902041">
                <text:p>8.9020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8.902041">
                <text:p>8.9020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8.902041">
                <text:p>8.9020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8.902041">
                <text:p>8.9020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8.902041">
                <text:p>8.9020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8.902041">
                <text:p>8.9020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8.902041">
                <text:p>8.9020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8.902041">
                <text:p>8.9020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8.902041">
                <text:p>8.9020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8.556786">
                <text:p>8.55678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8.556786">
                <text:p>8.55678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8.556786">
                <text:p>8.55678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.349717">
                <text:p>8.3497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8.349717">
                <text:p>8.3497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8.349717">
                <text:p>8.3497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8.349717">
                <text:p>8.3497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8.349717">
                <text:p>8.3497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.349717">
                <text:p>8.3497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.349717">
                <text:p>8.3497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.349717">
                <text:p>8.3497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.349717">
                <text:p>8.3497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.673738">
                <text:p>8.67373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.673738">
                <text:p>8.67373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.673738">
                <text:p>8.67373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.673738">
                <text:p>8.67373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.673738">
                <text:p>8.67373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.673738">
                <text:p>8.67373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.673738">
                <text:p>8.67373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8.673738">
                <text:p>8.67373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8.673738">
                <text:p>8.67373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8.673738">
                <text:p>8.67373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8.673738">
                <text:p>8.67373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8.733051">
                <text:p>8.7330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8.707075">
                <text:p>8.7070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8.583613">
                <text:p>8.5836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.751698">
                <text:p>8.7516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8.751698">
                <text:p>8.7516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.751698">
                <text:p>8.7516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8.751698">
                <text:p>8.7516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8.751698">
                <text:p>8.7516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8.751698">
                <text:p>8.7516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8.751698">
                <text:p>8.7516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8.751698">
                <text:p>8.7516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8.751698">
                <text:p>8.7516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8.751698">
                <text:p>8.7516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8.751698">
                <text:p>8.7516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8.751698">
                <text:p>8.7516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8.751698">
                <text:p>8.7516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8.751698">
                <text:p>8.7516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8.751698">
                <text:p>8.7516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8.751698">
                <text:p>8.7516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8.751698">
                <text:p>8.7516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8.751698">
                <text:p>8.7516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8.751698">
                <text:p>8.7516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8.654246">
                <text:p>8.6542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9.023733">
                <text:p>9.0237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9.023733">
                <text:p>9.0237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9.023733">
                <text:p>9.0237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9.023733">
                <text:p>9.0237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9.023733">
                <text:p>9.0237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9.023733">
                <text:p>9.0237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9.023733">
                <text:p>9.0237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9.023733">
                <text:p>9.0237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9.023733">
                <text:p>9.0237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8.914143">
                <text:p>8.9141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8.914143">
                <text:p>8.9141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8.914143">
                <text:p>8.9141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8.914143">
                <text:p>8.9141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8.914143">
                <text:p>8.9141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8.914143">
                <text:p>8.9141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8.914143">
                <text:p>8.9141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8.914143">
                <text:p>8.9141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8.914143">
                <text:p>8.9141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8.914143">
                <text:p>8.9141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8.914143">
                <text:p>8.9141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8.914143">
                <text:p>8.9141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8.914143">
                <text:p>8.9141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8.914143">
                <text:p>8.9141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8.914143">
                <text:p>8.9141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8.914143">
                <text:p>8.9141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8.791541">
                <text:p>8.7915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8.791541">
                <text:p>8.7915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8.791541">
                <text:p>8.7915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8.791541">
                <text:p>8.7915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8.791541">
                <text:p>8.7915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8.791541">
                <text:p>8.7915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8.791541">
                <text:p>8.7915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8.791541">
                <text:p>8.7915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8.791541">
                <text:p>8.7915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8.791541">
                <text:p>8.7915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8.791541">
                <text:p>8.7915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8.791541">
                <text:p>8.7915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8.791541">
                <text:p>8.7915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8.791541">
                <text:p>8.7915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8.791541">
                <text:p>8.7915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8.791541">
                <text:p>8.7915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8.791541">
                <text:p>8.7915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8.791541">
                <text:p>8.7915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8.791541">
                <text:p>8.7915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8.791541">
                <text:p>8.7915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8.791541">
                <text:p>8.7915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8.791541">
                <text:p>8.7915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8.791541">
                <text:p>8.7915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8.791541">
                <text:p>8.7915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8.791541">
                <text:p>8.7915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8.791541">
                <text:p>8.7915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8.791541">
                <text:p>8.7915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8.777717">
                <text:p>8.7777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8.777717">
                <text:p>8.7777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8.777717">
                <text:p>8.7777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8.777717">
                <text:p>8.7777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8.777717">
                <text:p>8.7777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8.777717">
                <text:p>8.7777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8.777717">
                <text:p>8.7777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8.777717">
                <text:p>8.7777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8.777717">
                <text:p>8.7777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8.777717">
                <text:p>8.7777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8.777717">
                <text:p>8.7777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8.777717">
                <text:p>8.7777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8.777717">
                <text:p>8.7777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8.777717">
                <text:p>8.7777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8.401727">
                <text:p>8.40172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8.401727">
                <text:p>8.40172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8.401727">
                <text:p>8.40172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8.401727">
                <text:p>8.40172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8.051732">
                <text:p>8.0517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8.051732">
                <text:p>8.0517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8.051732">
                <text:p>8.0517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8.051732">
                <text:p>8.0517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8.051732">
                <text:p>8.0517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8.051732">
                <text:p>8.0517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8.051732">
                <text:p>8.0517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8.051732">
                <text:p>8.0517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8.051732">
                <text:p>8.0517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8.051732">
                <text:p>8.0517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8.051732">
                <text:p>8.0517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8.051732">
                <text:p>8.0517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8.051732">
                <text:p>8.0517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8.051732">
                <text:p>8.0517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8.124051">
                <text:p>8.1240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8.092436">
                <text:p>8.0924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8.092436">
                <text:p>8.0924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8.092436">
                <text:p>8.0924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8.092436">
                <text:p>8.0924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8.092436">
                <text:p>8.0924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8.092436">
                <text:p>8.0924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8.092436">
                <text:p>8.0924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8.092436">
                <text:p>8.0924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8.105429">
                <text:p>8.1054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8.105429">
                <text:p>8.1054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8.105429">
                <text:p>8.1054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8.105429">
                <text:p>8.1054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8.105429">
                <text:p>8.1054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8.105429">
                <text:p>8.1054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8.105429">
                <text:p>8.1054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8.105429">
                <text:p>8.1054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8.105429">
                <text:p>8.1054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8.105429">
                <text:p>8.1054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8.105429">
                <text:p>8.1054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7.690458">
                <text:p>7.69045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7.690458">
                <text:p>7.69045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7.690458">
                <text:p>7.69045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7.553119">
                <text:p>7.5531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7.553119">
                <text:p>7.5531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7.553119">
                <text:p>7.5531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7.553119">
                <text:p>7.5531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7.553119">
                <text:p>7.5531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7.553119">
                <text:p>7.5531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7.527132">
                <text:p>7.5271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7.313575">
                <text:p>7.3135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7.313575">
                <text:p>7.3135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7.313575">
                <text:p>7.3135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7.313575">
                <text:p>7.3135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7.313575">
                <text:p>7.3135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7.313575">
                <text:p>7.3135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7.313575">
                <text:p>7.3135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7.313575">
                <text:p>7.3135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7.313575">
                <text:p>7.3135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7.242104">
                <text:p>7.24210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7.242104">
                <text:p>7.24210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7.242104">
                <text:p>7.24210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7.242104">
                <text:p>7.24210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7.242104">
                <text:p>7.24210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7.242104">
                <text:p>7.24210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7.242104">
                <text:p>7.24210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7.242104">
                <text:p>7.24210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7.242104">
                <text:p>7.24210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7.242104">
                <text:p>7.24210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7.242104">
                <text:p>7.24210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7.242104">
                <text:p>7.24210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7.242104">
                <text:p>7.24210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7.022055">
                <text:p>7.0220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7.009961">
                <text:p>7.0099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7.009961">
                <text:p>7.0099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7.009961">
                <text:p>7.0099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7.009961">
                <text:p>7.0099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7.009961">
                <text:p>7.0099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7.009961">
                <text:p>7.0099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7.009961">
                <text:p>7.0099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7.009961">
                <text:p>7.0099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7.009961">
                <text:p>7.0099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7.009961">
                <text:p>7.0099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7.009961">
                <text:p>7.0099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7.009961">
                <text:p>7.0099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7.009961">
                <text:p>7.0099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7.009961">
                <text:p>7.0099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7.009961">
                <text:p>7.0099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7.009961">
                <text:p>7.0099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7.009961">
                <text:p>7.0099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7.009961">
                <text:p>7.0099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7.009961">
                <text:p>7.0099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7.009961">
                <text:p>7.0099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7.009961">
                <text:p>7.0099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7.009961">
                <text:p>7.0099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6.918089">
                <text:p>6.91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6.918089">
                <text:p>6.91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6.918089">
                <text:p>6.91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6.918089">
                <text:p>6.91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6.918089">
                <text:p>6.91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6.918089">
                <text:p>6.91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6.918089">
                <text:p>6.91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6.918089">
                <text:p>6.91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6.918089">
                <text:p>6.91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6.918089">
                <text:p>6.91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6.918089">
                <text:p>6.91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6.918089">
                <text:p>6.91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6.918089">
                <text:p>6.91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6.918089">
                <text:p>6.91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6.918089">
                <text:p>6.91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6.918089">
                <text:p>6.91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6.918089">
                <text:p>6.91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6.918089">
                <text:p>6.91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6.918089">
                <text:p>6.91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6.918089">
                <text:p>6.91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6.918089">
                <text:p>6.91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6.918089">
                <text:p>6.91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6.918089">
                <text:p>6.91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6.918089">
                <text:p>6.91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6.918089">
                <text:p>6.91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6.918089">
                <text:p>6.91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6.918089">
                <text:p>6.91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6.918089">
                <text:p>6.91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6.918089">
                <text:p>6.91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6.918089">
                <text:p>6.91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6.918089">
                <text:p>6.91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6.918089">
                <text:p>6.91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6.918089">
                <text:p>6.91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6.918089">
                <text:p>6.91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6.918089">
                <text:p>6.91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6.918089">
                <text:p>6.91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6.918089">
                <text:p>6.91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6.918089">
                <text:p>6.91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6.918089">
                <text:p>6.91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6.918089">
                <text:p>6.91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6.918089">
                <text:p>6.91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6.918089">
                <text:p>6.91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6.918089">
                <text:p>6.91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6.918089">
                <text:p>6.91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6.918089">
                <text:p>6.91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6.918089">
                <text:p>6.91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6.918089">
                <text:p>6.91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6.918089">
                <text:p>6.91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6.918089">
                <text:p>6.91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6.918089">
                <text:p>6.91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6.918089">
                <text:p>6.91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6.918089">
                <text:p>6.91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6.918089">
                <text:p>6.91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6.918089">
                <text:p>6.91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6.918089">
                <text:p>6.91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6.918089">
                <text:p>6.91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6.918089">
                <text:p>6.91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6.918089">
                <text:p>6.9180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6.833627">
                <text:p>6.8336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6.833627">
                <text:p>6.8336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6.833627">
                <text:p>6.8336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6.833627">
                <text:p>6.8336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6.833627">
                <text:p>6.8336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6.833627">
                <text:p>6.8336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6.833627">
                <text:p>6.8336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6.833627">
                <text:p>6.8336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6.833627">
                <text:p>6.8336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6.833627">
                <text:p>6.8336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6.833627">
                <text:p>6.8336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6.833627">
                <text:p>6.8336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6.833627">
                <text:p>6.8336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6.833627">
                <text:p>6.8336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6.833627">
                <text:p>6.8336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6.833627">
                <text:p>6.8336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6.827996">
                <text:p>6.8279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6.827996">
                <text:p>6.8279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6.827996">
                <text:p>6.8279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6.827996">
                <text:p>6.8279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6.827996">
                <text:p>6.8279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6.827996">
                <text:p>6.8279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6.827996">
                <text:p>6.8279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6.827996">
                <text:p>6.8279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6.827996">
                <text:p>6.8279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6.827996">
                <text:p>6.8279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6.827996">
                <text:p>6.8279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6.827996">
                <text:p>6.8279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6.827996">
                <text:p>6.8279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6.827996">
                <text:p>6.8279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6.827996">
                <text:p>6.8279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6.827996">
                <text:p>6.8279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6.827996">
                <text:p>6.8279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6.827996">
                <text:p>6.8279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6.827996">
                <text:p>6.8279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6.827996">
                <text:p>6.8279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6.827996">
                <text:p>6.8279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6.827996">
                <text:p>6.8279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6.827996">
                <text:p>6.8279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6.807658">
                <text:p>6.8076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6.807658">
                <text:p>6.8076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6.807658">
                <text:p>6.8076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6.807658">
                <text:p>6.8076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6.807658">
                <text:p>6.8076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6.807658">
                <text:p>6.8076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6.807658">
                <text:p>6.8076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6.807658">
                <text:p>6.8076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6.807658">
                <text:p>6.8076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6.807658">
                <text:p>6.8076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6.807658">
                <text:p>6.8076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6.698062">
                <text:p>6.6980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6.698062">
                <text:p>6.6980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6.698062">
                <text:p>6.6980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6.698062">
                <text:p>6.6980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6.698062">
                <text:p>6.6980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6.698062">
                <text:p>6.6980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6.698062">
                <text:p>6.6980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6.698062">
                <text:p>6.6980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6.594097">
                <text:p>6.5940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6.594097">
                <text:p>6.5940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6.594097">
                <text:p>6.5940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6.594097">
                <text:p>6.5940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6.594097">
                <text:p>6.5940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6.594097">
                <text:p>6.5940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6.594097">
                <text:p>6.5940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6.594097">
                <text:p>6.5940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6.594097">
                <text:p>6.5940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6.594097">
                <text:p>6.5940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6.594097">
                <text:p>6.5940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6.594097">
                <text:p>6.5940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6.594097">
                <text:p>6.5940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6.594097">
                <text:p>6.5940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6.594097">
                <text:p>6.5940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6.594097">
                <text:p>6.5940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.594097">
                <text:p>6.5940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6.594097">
                <text:p>6.5940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6.594097">
                <text:p>6.5940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6.594097">
                <text:p>6.5940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6.594097">
                <text:p>6.5940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6.594097">
                <text:p>6.5940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6.594097">
                <text:p>6.5940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6.594097">
                <text:p>6.5940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6.594097">
                <text:p>6.5940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6.594097">
                <text:p>6.5940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6.594097">
                <text:p>6.5940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6.594097">
                <text:p>6.5940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6.594097">
                <text:p>6.5940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6.594097">
                <text:p>6.5940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6.594097">
                <text:p>6.5940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6.594097">
                <text:p>6.5940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6.594097">
                <text:p>6.5940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6.594097">
                <text:p>6.5940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6.594097">
                <text:p>6.5940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6.594097">
                <text:p>6.5940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6.594097">
                <text:p>6.5940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6.619243">
                <text:p>6.619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6.581099">
                <text:p>6.581099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